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d0b9" officeooo:paragraph-rsid="000bd0b9"/>
    </style:style>
    <style:style style:name="P2" style:family="paragraph" style:parent-style-name="Standard">
      <style:text-properties fo:font-weight="bold" officeooo:rsid="000bd0b9" officeooo:paragraph-rsid="000bd0b9" style:font-weight-asian="bold" style:font-weight-complex="bold"/>
    </style:style>
    <style:style style:name="P3" style:family="paragraph" style:parent-style-name="Standard">
      <style:text-properties officeooo:rsid="000cb4f1" officeooo:paragraph-rsid="000cb4f1"/>
    </style:style>
    <style:style style:name="P4" style:family="paragraph" style:parent-style-name="Standard">
      <style:text-properties officeooo:rsid="000f6eb8" officeooo:paragraph-rsid="000f6eb8"/>
    </style:style>
    <style:style style:name="P5" style:family="paragraph" style:parent-style-name="Standard">
      <style:text-properties fo:font-weight="bold" officeooo:rsid="000f6eb8" officeooo:paragraph-rsid="000f6eb8" style:font-weight-asian="bold" style:font-weight-complex="bold"/>
    </style:style>
    <style:style style:name="P6" style:family="paragraph" style:parent-style-name="Standard">
      <style:text-properties officeooo:rsid="0014055e" officeooo:paragraph-rsid="0014da60"/>
    </style:style>
    <style:style style:name="P7" style:family="paragraph" style:parent-style-name="Standard">
      <style:text-properties officeooo:paragraph-rsid="0014da60"/>
    </style:style>
    <style:style style:name="P8" style:family="paragraph" style:parent-style-name="Standard">
      <style:text-properties officeooo:rsid="001a2357" officeooo:paragraph-rsid="001ba877"/>
    </style:style>
    <style:style style:name="P9" style:family="paragraph" style:parent-style-name="Standard">
      <style:text-properties officeooo:rsid="0021ecd4" officeooo:paragraph-rsid="0021ecd4"/>
    </style:style>
    <style:style style:name="P10" style:family="paragraph" style:parent-style-name="Standard">
      <style:text-properties officeooo:rsid="001ce55f" officeooo:paragraph-rsid="000f6eb8"/>
    </style:style>
    <style:style style:name="P11" style:family="paragraph" style:parent-style-name="Standard">
      <style:text-properties officeooo:rsid="001ce55f" officeooo:paragraph-rsid="001ce55f"/>
    </style:style>
    <style:style style:name="P12" style:family="paragraph" style:parent-style-name="Standard">
      <style:text-properties officeooo:rsid="00121f64" officeooo:paragraph-rsid="00121f64"/>
    </style:style>
    <style:style style:name="P13" style:family="paragraph" style:parent-style-name="Text_20_body">
      <style:text-properties fo:color="#000000" loext:opacity="100%" officeooo:rsid="00121f64" officeooo:paragraph-rsid="00121f64" fo:background-color="#ffffff"/>
    </style:style>
    <style:style style:name="P14" style:family="paragraph" style:parent-style-name="Text_20_body">
      <style:text-properties officeooo:rsid="00121f64" officeooo:paragraph-rsid="00121f64"/>
    </style:style>
    <style:style style:name="P15" style:family="paragraph" style:parent-style-name="Text_20_body">
      <style:text-properties fo:color="#000000" loext:opacity="100%" style:font-name="Calibri" officeooo:rsid="00121f64" officeooo:paragraph-rsid="00121f64" fo:background-color="#ffffff"/>
    </style:style>
    <style:style style:name="P16" style:family="paragraph" style:parent-style-name="Text_20_body">
      <style:paragraph-properties fo:orphans="0"/>
      <style:text-properties fo:color="#000000" loext:opacity="100%" style:font-name="Calibri" officeooo:rsid="00121f64" fo:background-color="#ffffff"/>
    </style:style>
    <style:style style:name="T1" style:family="text">
      <style:text-properties officeooo:rsid="000cb4f1"/>
    </style:style>
    <style:style style:name="T2" style:family="text">
      <style:text-properties officeooo:rsid="00111b64"/>
    </style:style>
    <style:style style:name="T3" style:family="text">
      <style:text-properties officeooo:rsid="000daa35"/>
    </style:style>
    <style:style style:name="T4" style:family="text">
      <style:text-properties officeooo:rsid="00121f64"/>
    </style:style>
    <style:style style:name="T5" style:family="text">
      <style:text-properties officeooo:rsid="0014055e"/>
    </style:style>
    <style:style style:name="T6" style:family="text">
      <style:text-properties officeooo:rsid="0014da60"/>
    </style:style>
    <style:style style:name="T7" style:family="text">
      <style:text-properties officeooo:rsid="00164249"/>
    </style:style>
    <style:style style:name="T8" style:family="text">
      <style:text-properties officeooo:rsid="0017e152"/>
    </style:style>
    <style:style style:name="T9" style:family="text">
      <style:text-properties officeooo:rsid="001854d9"/>
    </style:style>
    <style:style style:name="T10" style:family="text">
      <style:text-properties officeooo:rsid="001ba877"/>
    </style:style>
    <style:style style:name="T11" style:family="text">
      <style:text-properties officeooo:rsid="001cdafb"/>
    </style:style>
    <style:style style:name="T12" style:family="text">
      <style:text-properties officeooo:rsid="0022aa39"/>
    </style:style>
    <style:style style:name="T13" style:family="text">
      <style:text-properties officeooo:rsid="0023f149"/>
    </style:style>
    <style:style style:name="T14" style:family="text">
      <style:text-properties style:font-name="Calibri"/>
    </style:style>
    <style:style style:name="T15" style:family="text">
      <style:text-properties style:font-name="Calibri" fo:font-style="italic"/>
    </style:style>
    <style:style style:name="T16" style:family="text">
      <style:text-properties fo:color="#000000" loext:opacity="100%" style:font-name="Calibri" fo:background-color="#ffffff" loext:char-shading-value="0"/>
    </style:style>
    <style:style style:name="T17" style:family="text">
      <style:text-properties fo:color="#000000" loext:opacity="100%" style:font-name="Calibri" officeooo:rsid="0014055e" fo:background-color="#ffffff" loext:char-shading-value="0"/>
    </style:style>
    <style:style style:name="T18" style:family="text">
      <style:text-properties fo:font-style="italic"/>
    </style:style>
    <style:style style:name="T19" style:family="text">
      <style:text-properties officeooo:rsid="001a23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Executive Summary</text:p>
      <text:p text:style-name="P1"/>
      <text:p text:style-name="P2">2. Introduction</text:p>
      <text:p text:style-name="P1">Path-finding is a very common problem in the world of theoretical computer science, <text:span text:style-name="T1">explicitly because it’s such a common problem in the real world. In this essay, we take a look at the scenario of a logistics company trying to ascertain the most efficient route between different delivery locations, whilst avoiding traffic congestion through London. To achieve this, we have been provided with a data set of cities and their distances in miles throughout the UK and have decided to process this data utilising both a Simulated Annealing and a Steepest Ascent approach to contrast and compare the shortest paths that these algorithms will generate. </text:span><text:span text:style-name="T2">This is an example of the infamous Travelling Salesman problem, which has been explored extensively in literature.</text:span></text:p>
      <text:p text:style-name="P1"/>
      <text:p text:style-name="P3">We have selected these two algorithms as <text:span text:style-name="T3">they optimise for different requirements: Steepest Ascent is a form of hill-walking algorithm that optimises at the local path, resulting in smaller steps between each node on our path, whereas Simulated Annealing will accept a worse local step to try and optimise the path as a whole using a global temperature value that is used to calculate the probability of a single path being chosen.</text:span><text:span text:style-name="T4">[1]. Otherwise, the two algortithms are very similar, which allows us to narrow down the effectiveness of applying a temperature.</text:span></text:p>
      <text:p text:style-name="P3"/>
      <text:p text:style-name="P4">In section 3, we will review other documented uses of a selection of algorithms applied to this problem. In section 4, we will take a critical look into our own solutions, and will finish with a mirroring conclusion in section 5.</text:p>
      <text:p text:style-name="P3"/>
      <text:p text:style-name="P5">3. Literature Review</text:p>
      <text:p text:style-name="P6">As previously mentioned, route-finding problems are everywhere. From packets of data in a network request to rail travel across a number of cities.[2] </text:p>
      <text:p text:style-name="P6"/>
      <text:p text:style-name="P7"><text:span text:style-name="T5">RFC-9010 was published in April 2021 to specify a new network routing standard for low-power devices to "save signalling and routing state in constrained networks"[2]</text:span><text:span text:style-name="T6">, which prioritises peer-to-peer quality across two nodes in a local network by utilising a </text:span>Destination-Oriented Directed Acyclic Graph<text:span text:style-name="T6"> data structure. This has been proven to apply to a number of areas, such as agriculture and smart buildings</text:span><text:span text:style-name="T7"> [3]</text:span><text:span text:style-name="T6"> to allow for </text:span><text:span text:style-name="T7">better communication amongst lower power devices in a smaller area. This style of graph </text:span><text:span text:style-name="T8">allows for multi-path routing through a network </text:span><text:span text:style-name="T9">in such a way so as to always direct toward a given root node despite the path taken. [4]</text:span></text:p>
      <text:p text:style-name="P7"/>
      <text:p text:style-name="P8">In a more traditional sense, the travelling salesman problem has been adapted to drones returning to a delivery vehicle<text:span text:style-name="T10">, which appears to be a topic of great interest in the early 2020s. One paper [5] proposes an adjustment to the path traversal for drones </text:span><text:span text:style-name="T11">returning to utilise re-traverse the arcs they or other drones have taken to reduce fuel consumption. In a related proposal, a metaheuristic method "based on the echolocation behaviour of bats" was proposed in 2010 </text:span>[6]<text:span text:style-name="T11"> which was expanded on in 2021 [7] by adding random walks to escape local optima.</text:span></text:p>
      <text:p text:style-name="P8"/>
      <text:p text:style-name="P9">Lastly, the university of Leeds ran a study into the "bikeability" of London based on data from the London Cycle Hire scheme. They narrowed down a number of heuristics, including comfort and safety, and analysed <text:span text:style-name="T12">the top 10000 paths taken to find what affects routes traversed. [8] If we were to view this data through a computer science lens, the natural routes taken by </text:span><text:span text:style-name="T13">cyclists can be compared to the output from a more optimal pathfinding algorithm such as the Travelling Salesman to optimise journeys to work.</text:span></text:p>
      <text:p text:style-name="P10"/>
      <text:p text:style-name="P11"/>
      <text:p text:style-name="P4">4. Analysis and Evaluation</text:p>
      <text:p text:style-name="P4"/>
      <text:p text:style-name="P4"><text:soft-page-break/>5. Conclusion</text:p>
      <text:p text:style-name="P4"/>
      <text:p text:style-name="P12">References</text:p>
      <text:p text:style-name="P13"><text:span text:style-name="T14">[1] </text:span>“<text:span text:style-name="T14">What is Simulated Annealing?,” </text:span><text:span text:style-name="T15">www.cs.cmu.edu</text:span><text:span text:style-name="T14">. https://www.cs.cmu.edu/afs/cs.cmu.edu/project/learn-43/lib/photoz/.g/web/glossary/anneal.html</text:span></text:p>
      <text:p text:style-name="P14"><text:span text:style-name="T16">[</text:span><text:span text:style-name="T17">2</text:span><text:span text:style-name="T16">]</text:span><text:span text:style-name="T17"> </text:span><text:span text:style-name="T16">M. Richardson, “Routing for RPL (Routing Protocol for Low-Power and Lossy Networks) Leaves,” Apr. 2021, doi: https://doi.org/10.17487/rfc9010.</text:span></text:p>
      <text:p text:style-name="P15">[<text:span text:style-name="T7">3</text:span>]<text:span text:style-name="T7"> </text:span>H. Kharrufa, H. A. A. Al-Kashoash, and A. H. Kemp, “RPL-Based Routing Protocols in IoT Applications: A Review,” <text:span text:style-name="T18">IEEE Sensors Journal</text:span>, vol. 19, no. 15, pp. 5952–5967, Aug. 2019, doi: https://doi.org/10.1109/jsen.2019.2910881.</text:p>
      <text:p text:style-name="P15">[<text:span text:style-name="T9">4</text:span>]<text:span text:style-name="T9"> </text:span>K. Kalinowska-Górska and F. Solano Donado, “Constructing Fair Destination-Oriented Directed Acyclic Graphs for Multipath Routing,” <text:span text:style-name="T18">Journal of Applied Mathematics</text:span>, vol. 2014, pp. 1–11, 2014, doi: https://doi.org/10.1155/2014/948521.</text:p>
      <text:p text:style-name="P16">‌[<text:span text:style-name="T19">5</text:span>]<text:span text:style-name="T19"> </text:span>“The Traveling Salesman Problem with Drones: The Benefits of Retraversing th...: EBSCOhost,” <text:span text:style-name="T18">Ebscohost.com</text:span>, 2023. https://web.p.ebscohost.com/ehost/pdfviewer/pdfviewer?vid=0&amp;sid=3cbb335e-997c-4ff5-84a2-e638612cf522%40redis (accessed Feb. 01, 2026).</text:p>
      <text:p text:style-name="P16">[<text:span text:style-name="T11">6</text:span>]<text:span text:style-name="T11"> </text:span>X.-S. Yang, “A New Metaheuristic Bat-Inspired Algorithm,” <text:span text:style-name="T18">arXiv:1004.4170 [physics]</text:span>, Apr. 2010, Available: https://arxiv.org/abs/1004.4170</text:p>
      <text:p text:style-name="P16">‌[<text:span text:style-name="T11">7</text:span>]<text:span text:style-name="T19"> </text:span>Y. Saji and M. Barkatou, “A discrete bat algorithm based on Lévy flights for Euclidean traveling salesman problem,” <text:span text:style-name="T18">Expert Systems with Applications</text:span>, vol. 172, p. 114639, Jun. 2021, doi: https://doi.org/10.1016/j.eswa.2021.114639.</text:p>
      <text:p text:style-name="P16">[<text:span text:style-name="T12">8</text:span>]<text:span text:style-name="T12"> </text:span>R. Beecham, Y. Yang, C. Tait, and R. Lovelace, “Connected bikeability in London: Which localities are better connected by bike and does this matter?,” <text:span text:style-name="T18">Environment and planning. B, Urban analytics and city science/Environment &amp; planning. B, Urban analytics and city science</text:span>, vol. 50, no. 8, pp. 2103–2117, Mar. 2023, doi: https://doi.org/10.1177/23998083231165122.</text:p>
      <text:p text:style-name="P16">‌</text:p>
      <text:p text:style-name="P16"/>
      <text:p text:style-name="P16">‌</text:p>
      <text:p text:style-name="P16">‌</text:p>
      <text:p text:style-name="P16"/>
      <text:p text:style-name="P16"/>
      <text:p text:style-name="P15"/>
      <text:p text:style-name="P16">‌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1T12:37:57.792257968</meta:creation-date>
    <dc:date>2026-02-01T19:19:17.385691738</dc:date>
    <meta:editing-duration>PT4H6M59S</meta:editing-duration>
    <meta:editing-cycles>10</meta:editing-cycles>
    <meta:generator>LibreOffice/25.8.4.2$Linux_X86_64 LibreOffice_project/580$Build-2</meta:generator>
    <meta:document-statistic meta:table-count="0" meta:image-count="0" meta:object-count="0" meta:page-count="2" meta:paragraph-count="25" meta:word-count="789" meta:character-count="5284" meta:non-whitespace-character-count="4524"/>
  </office:meta>
</office:document-meta>
</file>